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44in"/>
    </style:style>
    <style:style style:name="co5" style:family="table-column">
      <style:table-column-properties fo:break-before="auto" style:column-width="4.27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1.4189in"/>
    </style:style>
    <style:style style:name="co9" style:family="table-column">
      <style:table-column-properties fo:break-before="auto" style:column-width="1.6346in"/>
    </style:style>
    <style:style style:name="co10" style:family="table-column">
      <style:table-column-properties fo:break-before="auto" style:column-width="1.8291in"/>
    </style:style>
    <style:style style:name="co11" style:family="table-column">
      <style:table-column-properties fo:break-before="auto" style:column-width="0.9299in"/>
    </style:style>
    <style:style style:name="co12" style:family="table-column">
      <style:table-column-properties fo:break-before="auto" style:column-width="1.3402in"/>
    </style:style>
    <style:style style:name="co13" style:family="table-column">
      <style:table-column-properties fo:break-before="auto" style:column-width="1.3165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267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20"/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<text:s/>Quantity</text:p>
          </table:table-cell>
          <table:table-cell table:style-name="ce2" office:value-type="string">
            <text:p>Price</text:p>
          </table:table-cell>
          <table:table-cell table:style-name="ce1" office:value-type="string">
            <text:p><text:s/>Value</text:p>
          </table:table-cell>
          <table:table-cell table:style-name="ce1" office:value-type="string">
            <text:p><text:s/>Footprint</text:p>
          </table:table-cell>
          <table:table-cell table:style-name="ce1" office:value-type="string">
            <text:p><text:s/>Datasheet</text:p>
          </table:table-cell>
          <table:table-cell table:style-name="ce1" office:value-type="string">
            <text:p>VAT</text:p>
          </table:table-cell>
          <table:table-cell table:style-name="ce1" office:value-type="string">
            <text:p><text:s/>MFP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<text:s/>Conrad-PN</text:p>
          </table:table-cell>
          <table:table-cell table:style-name="ce1" office:value-type="string">
            <text:p><text:s/>Digikey-PN</text:p>
          </table:table-cell>
          <table:table-cell table:style-name="ce1" office:value-type="string">
            <text:p><text:s/>Reichelt-PN</text:p>
          </table:table-cell>
          <table:table-cell table:style-name="ce1" office:value-type="string">
            <text:p><text:s/>MPN</text:p>
          </table:table-cell>
          <table:table-cell table:style-name="ce1" office:value-type="string">
            <text:p><text:s/>ConradPN</text:p>
          </table:table-cell>
          <table:table-cell table:style-name="ce1" office:value-type="string">
            <text:p><text:s/>Label</text:p>
          </table:table-cell>
          <table:table-cell table:style-name="ce1" table:number-columns-repeated="1009"/>
        </table:table-row>
        <table:table-row table:style-name="ro2">
          <table:table-cell office:value-type="string">
            <text:p>C101 C102 </text:p>
          </table:table-cell>
          <table:table-cell office:value-type="float" office:value="2">
            <text:p>2</text:p>
          </table:table-cell>
          <table:table-cell office:value-type="float" office:value="0.00052006188078">
            <text:p>0.00052</text:p>
          </table:table-cell>
          <table:table-cell office:value-type="string">
            <text:p>100n 50V</text:p>
          </table:table-cell>
          <table:table-cell office:value-type="string">
            <text:p>Capacitors_SMD:C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2]*[.C2])*[.G2]" office:value-type="float" office:value="0.00104012376156">
            <text:p>0.00104</text:p>
          </table:table-cell>
          <table:table-cell table:number-columns-repeated="1015"/>
        </table:table-row>
        <table:table-row table:style-name="ro2">
          <table:table-cell office:value-type="string">
            <text:p>C201 </text:p>
          </table:table-cell>
          <table:table-cell office:value-type="float" office:value="1">
            <text:p>1</text:p>
          </table:table-cell>
          <table:table-cell office:value-type="float" office:value="0.00052006188078">
            <text:p>0.00052</text:p>
          </table:table-cell>
          <table:table-cell office:value-type="string">
            <text:p>0.1μF 50V</text:p>
          </table:table-cell>
          <table:table-cell office:value-type="string">
            <text:p>Capacitors_SMD:C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3]*[.C3])*[.G3]" office:value-type="float" office:value="0.00052006188078">
            <text:p>0.00052</text:p>
          </table:table-cell>
          <table:table-cell table:number-columns-repeated="1015"/>
        </table:table-row>
        <table:table-row table:style-name="ro2">
          <table:table-cell office:value-type="string">
            <text:p>C202 </text:p>
          </table:table-cell>
          <table:table-cell office:value-type="float" office:value="1">
            <text:p>1</text:p>
          </table:table-cell>
          <table:table-cell office:value-type="float" office:value="0.00052006188078">
            <text:p>0.00052</text:p>
          </table:table-cell>
          <table:table-cell office:value-type="string">
            <text:p>1μF 25V</text:p>
          </table:table-cell>
          <table:table-cell office:value-type="string">
            <text:p>Capacitors_SMD:C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4]*[.C4])*[.G4]" office:value-type="float" office:value="0.00052006188078">
            <text:p>0.00052</text:p>
          </table:table-cell>
          <table:table-cell table:number-columns-repeated="1015"/>
        </table:table-row>
        <table:table-row table:style-name="ro2">
          <table:table-cell office:value-type="string">
            <text:p>C203 </text:p>
          </table:table-cell>
          <table:table-cell office:value-type="float" office:value="1">
            <text:p>1</text:p>
          </table:table-cell>
          <table:table-cell office:value-type="float" office:value="0.27">
            <text:p>0.27000</text:p>
          </table:table-cell>
          <table:table-cell office:value-type="string">
            <text:p>2.2μF 50V</text:p>
          </table:table-cell>
          <table:table-cell office:value-type="string">
            <text:p>Capacitors_SMD:C_080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32B225KBJNNNE</text:p>
          </table:table-cell>
          <table:table-cell table:style-name="ce3" table:formula="of:=([.B5]*[.C5])*[.G5]" office:value-type="float" office:value="0.27">
            <text:p>0.27000</text:p>
          </table:table-cell>
          <table:table-cell office:value-type="string">
            <text:p>450955 - 62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string">
            <text:p>C204 </text:p>
          </table:table-cell>
          <table:table-cell office:value-type="float" office:value="1">
            <text:p>1</text:p>
          </table:table-cell>
          <table:table-cell office:value-type="float" office:value="0.00052006188078">
            <text:p>0.00052</text:p>
          </table:table-cell>
          <table:table-cell office:value-type="string">
            <text:p>2.2μF 16V</text:p>
          </table:table-cell>
          <table:table-cell office:value-type="string">
            <text:p>Capacitors_SMD:C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6]*[.C6])*[.G6]" office:value-type="float" office:value="0.00052006188078">
            <text:p>0.00052</text:p>
          </table:table-cell>
          <table:table-cell table:number-columns-repeated="1015"/>
        </table:table-row>
        <table:table-row table:style-name="ro2">
          <table:table-cell office:value-type="string">
            <text:p>C501 C502 C503 </text:p>
          </table:table-cell>
          <table:table-cell office:value-type="float" office:value="3">
            <text:p>3</text:p>
          </table:table-cell>
          <table:table-cell office:value-type="float" office:value="0.00052006188078">
            <text:p>0.00052</text:p>
          </table:table-cell>
          <table:table-cell office:value-type="string">
            <text:p>100nF 50V</text:p>
          </table:table-cell>
          <table:table-cell office:value-type="string">
            <text:p>Capacitors_SMD:C_0805_HandSoldering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7]*[.C7])*[.G7]" office:value-type="float" office:value="0.00156018564234">
            <text:p>0.00156</text:p>
          </table:table-cell>
          <table:table-cell table:number-columns-repeated="3"/>
          <table:table-cell table:number-columns-repeated="2" office:value-type="string">
            <text:p>Value</text:p>
          </table:table-cell>
          <table:table-cell table:number-columns-repeated="1010"/>
        </table:table-row>
        <table:table-row table:style-name="ro2">
          <table:table-cell office:value-type="string">
            <text:p>D101 </text:p>
          </table:table-cell>
          <table:table-cell office:value-type="float" office:value="1">
            <text:p>1</text:p>
          </table:table-cell>
          <table:table-cell office:value-type="float" office:value="0.13">
            <text:p>0.13000</text:p>
          </table:table-cell>
          <table:table-cell office:value-type="string">
            <text:p>LED_UG</text:p>
          </table:table-cell>
          <table:table-cell office:value-type="string">
            <text:p>LEDs:LED_0805_HandSoldering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8]*[.C8])*[.G8]" office:value-type="float" office:value="0.13">
            <text:p>0.13000</text:p>
          </table:table-cell>
          <table:table-cell table:number-columns-repeated="1015"/>
        </table:table-row>
        <table:table-row table:style-name="ro2">
          <table:table-cell office:value-type="string">
            <text:p>D102 </text:p>
          </table:table-cell>
          <table:table-cell office:value-type="float" office:value="1">
            <text:p>1</text:p>
          </table:table-cell>
          <table:table-cell office:value-type="float" office:value="0.13">
            <text:p>0.13000</text:p>
          </table:table-cell>
          <table:table-cell office:value-type="string">
            <text:p>LED_EG</text:p>
          </table:table-cell>
          <table:table-cell office:value-type="string">
            <text:p>LEDs:LED_0805_HandSoldering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9]*[.C9])*[.G9]" office:value-type="float" office:value="0.13">
            <text:p>0.13000</text:p>
          </table:table-cell>
          <table:table-cell table:number-columns-repeated="1015"/>
        </table:table-row>
        <table:table-row table:style-name="ro2">
          <table:table-cell office:value-type="string">
            <text:p>D103 </text:p>
          </table:table-cell>
          <table:table-cell office:value-type="float" office:value="1">
            <text:p>1</text:p>
          </table:table-cell>
          <table:table-cell office:value-type="float" office:value="0.13">
            <text:p>0.13000</text:p>
          </table:table-cell>
          <table:table-cell office:value-type="string">
            <text:p>LED_OG</text:p>
          </table:table-cell>
          <table:table-cell office:value-type="string">
            <text:p>LEDs:LED_0805_HandSoldering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10]*[.C10])*[.G10]" office:value-type="float" office:value="0.13">
            <text:p>0.13000</text:p>
          </table:table-cell>
          <table:table-cell table:number-columns-repeated="1015"/>
        </table:table-row>
        <table:table-row table:style-name="ro2">
          <table:table-cell office:value-type="string">
            <text:p>D202 </text:p>
          </table:table-cell>
          <table:table-cell office:value-type="float" office:value="1">
            <text:p>1</text:p>
          </table:table-cell>
          <table:table-cell office:value-type="float" office:value="0.33">
            <text:p>0.33000</text:p>
          </table:table-cell>
          <table:table-cell office:value-type="string">
            <text:p>3V3DC</text:p>
          </table:table-cell>
          <table:table-cell office:value-type="string">
            <text:p>LEDs:LED_0805_HandSoldering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11]*[.C11])*[.G11]" office:value-type="float" office:value="0.33">
            <text:p>0.33000</text:p>
          </table:table-cell>
          <table:table-cell table:number-columns-repeated="1015"/>
        </table:table-row>
        <table:table-row table:style-name="ro2">
          <table:table-cell office:value-type="string">
            <text:p>D404 D405 D406 </text:p>
          </table:table-cell>
          <table:table-cell office:value-type="float" office:value="3">
            <text:p>3</text:p>
          </table:table-cell>
          <table:table-cell office:value-type="float" office:value="0.17">
            <text:p>0.17000</text:p>
          </table:table-cell>
          <table:table-cell office:value-type="string">
            <text:p>1N4148W</text:p>
          </table:table-cell>
          <table:table-cell office:value-type="string">
            <text:p>Diodes_SMD:SOD-12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N4148W-E3-18</text:p>
          </table:table-cell>
          <table:table-cell table:style-name="ce3" table:formula="of:=([.B12]*[.C12])*[.G12]" office:value-type="float" office:value="0.51">
            <text:p>0.51000</text:p>
          </table:table-cell>
          <table:table-cell office:value-type="string">
            <text:p>564852 - 62</text:p>
          </table:table-cell>
          <table:table-cell office:value-type="string">
            <text:p>1N4148W-E3-18CT-ND </text:p>
          </table:table-cell>
          <table:table-cell table:number-columns-repeated="1013"/>
        </table:table-row>
        <table:table-row table:style-name="ro3">
          <table:table-cell office:value-type="string">
            <text:p>F101 </text:p>
          </table:table-cell>
          <table:table-cell office:value-type="float" office:value="1">
            <text:p>1</text:p>
          </table:table-cell>
          <table:table-cell office:value-type="float" office:value="0.4">
            <text:p>0.40000</text:p>
          </table:table-cell>
          <table:table-cell office:value-type="string">
            <text:p>500mA</text:p>
          </table:table-cell>
          <table:table-cell office:value-type="string">
            <text:p>tl2c-footprint:Fuse_TE5_Littlefuse-ESKA_887_O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13]*[.C13])*[.G13]" office:value-type="float" office:value="0.4">
            <text:p>0.40000</text:p>
          </table:table-cell>
          <table:table-cell table:number-columns-repeated="2"/>
          <table:table-cell office:value-type="string">
            <text:p>MIK-FLINK 0,5A</text:p>
          </table:table-cell>
          <table:table-cell table:number-columns-repeated="1012"/>
        </table:table-row>
        <table:table-row table:style-name="ro2">
          <table:table-cell office:value-type="string">
            <text:p>IC101 </text:p>
          </table:table-cell>
          <table:table-cell office:value-type="float" office:value="1">
            <text:p>1</text:p>
          </table:table-cell>
          <table:table-cell office:value-type="float" office:value="0.51">
            <text:p>0.51000</text:p>
          </table:table-cell>
          <table:table-cell office:value-type="string">
            <text:p>ATTINY20-X</text:p>
          </table:table-cell>
          <table:table-cell office:value-type="string">
            <text:p>Housings_SOIC:SOIC-14_3.9x8.7mm_Pitch1.27mm</text:p>
          </table:table-cell>
          <table:table-cell/>
          <table:table-cell office:value-type="float" office:value="1.19">
            <text:p>1.19</text:p>
          </table:table-cell>
          <table:table-cell office:value-type="string">
            <text:p>ATTINY20-SSUR</text:p>
          </table:table-cell>
          <table:table-cell table:style-name="ce3" table:formula="of:=([.B14]*[.C14])*[.G14]" office:value-type="float" office:value="0.6069">
            <text:p>0.60690</text:p>
          </table:table-cell>
          <table:table-cell office:value-type="string">
            <text:p>1267295 - 62</text:p>
          </table:table-cell>
          <table:table-cell office:value-type="string">
            <text:p>ATTINY20-SSURCT-ND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44">
            <text:p>0.4400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3" table:formula="of:=([.B15]*[.C15])*[.G15]" office:value-type="float" office:value="0.44">
            <text:p>0.44000</text:p>
          </table:table-cell>
          <table:table-cell table:number-columns-repeated="1015"/>
        </table:table-row>
        <table:table-row table:style-name="ro2">
          <table:table-cell office:value-type="string">
            <text:p>P101 </text:p>
          </table:table-cell>
          <table:table-cell office:value-type="float" office:value="2">
            <text:p>2</text:p>
          </table:table-cell>
          <table:table-cell office:value-type="float" office:value="0.266">
            <text:p>0.26600</text:p>
          </table:table-cell>
          <table:table-cell office:value-type="string">
            <text:p>12VDC</text:p>
          </table:table-cell>
          <table:table-cell office:value-type="string">
            <text:p>tl2c-footprint:PCB_Screw_Terminal_Block_5.08mm_x_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16]*[.C16])*[.G16]" office:value-type="float" office:value="0.532">
            <text:p>0.53200</text:p>
          </table:table-cell>
          <table:table-cell table:number-columns-repeated="1015"/>
        </table:table-row>
        <table:table-row table:style-name="ro2">
          <table:table-cell office:value-type="string">
            <text:p>Q301 Q302 Q303 Q401 Q402 Q403 </text:p>
          </table:table-cell>
          <table:table-cell office:value-type="float" office:value="6">
            <text:p>6</text:p>
          </table:table-cell>
          <table:table-cell office:value-type="float" office:value="0.233">
            <text:p>0.23300</text:p>
          </table:table-cell>
          <table:table-cell office:value-type="string">
            <text:p>IRLML2502</text:p>
          </table:table-cell>
          <table:table-cell office:value-type="string">
            <text:p>TO_SOT_Packages_SMD:SOT-2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RLML2502GTRPBF</text:p>
          </table:table-cell>
          <table:table-cell table:style-name="ce3" table:formula="of:=([.B17]*[.C17])*[.G17]" office:value-type="float" office:value="1.398">
            <text:p>1.39800</text:p>
          </table:table-cell>
          <table:table-cell office:value-type="string">
            <text:p>162827 - 62 </text:p>
          </table:table-cell>
          <table:table-cell office:value-type="string">
            <text:p>IRLML2502GTRPBFCT-ND</text:p>
          </table:table-cell>
          <table:table-cell table:number-columns-repeated="1013"/>
        </table:table-row>
        <table:table-row table:style-name="ro2">
          <table:table-cell office:value-type="string">
            <text:p>R101 R307 R308 R309 R404 R405 R406 </text:p>
          </table:table-cell>
          <table:table-cell office:value-type="float" office:value="7">
            <text:p>7</text:p>
          </table:table-cell>
          <table:table-cell office:value-type="float" office:value="0.03663333333333">
            <text:p>0.03663</text:p>
          </table:table-cell>
          <table:table-cell office:value-type="string">
            <text:p>10kΩ</text:p>
          </table:table-cell>
          <table:table-cell office:value-type="string">
            <text:p>Resistors_SMD:R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18]*[.C18])*[.G18]" office:value-type="float" office:value="0.25643333333331">
            <text:p>0.25643</text:p>
          </table:table-cell>
          <table:table-cell table:number-columns-repeated="1015"/>
        </table:table-row>
        <table:table-row table:style-name="ro2">
          <table:table-cell office:value-type="string">
            <text:p>R103 R202 </text:p>
          </table:table-cell>
          <table:table-cell office:value-type="float" office:value="2">
            <text:p>2</text:p>
          </table:table-cell>
          <table:table-cell office:value-type="float" office:value="0.03663333333333">
            <text:p>0.03663</text:p>
          </table:table-cell>
          <table:table-cell office:value-type="string">
            <text:p>0Ω</text:p>
          </table:table-cell>
          <table:table-cell office:value-type="string">
            <text:p>Resistors_SMD:R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19]*[.C19])*[.G19]" office:value-type="float" office:value="0.07326666666666">
            <text:p>0.07327</text:p>
          </table:table-cell>
          <table:table-cell table:number-columns-repeated="1015"/>
        </table:table-row>
        <table:table-row table:style-name="ro2">
          <table:table-cell office:value-type="string">
            <text:p>R104 R105 </text:p>
          </table:table-cell>
          <table:table-cell office:value-type="float" office:value="2">
            <text:p>2</text:p>
          </table:table-cell>
          <table:table-cell office:value-type="float" office:value="0.03663333333333">
            <text:p>0.03663</text:p>
          </table:table-cell>
          <table:table-cell office:value-type="string">
            <text:p>NOPOP</text:p>
          </table:table-cell>
          <table:table-cell office:value-type="string">
            <text:p>Resistors_SMD:R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20]*[.C20])*[.G20]" office:value-type="float" office:value="0.07326666666666">
            <text:p>0.07327</text:p>
          </table:table-cell>
          <table:table-cell table:number-columns-repeated="1015"/>
        </table:table-row>
        <table:table-row table:style-name="ro2">
          <table:table-cell office:value-type="string">
            <text:p>R106 R107 R108 R204 </text:p>
          </table:table-cell>
          <table:table-cell office:value-type="float" office:value="4">
            <text:p>4</text:p>
          </table:table-cell>
          <table:table-cell office:value-type="float" office:value="0.03663333333333">
            <text:p>0.03663</text:p>
          </table:table-cell>
          <table:table-cell office:value-type="string">
            <text:p>660Ω</text:p>
          </table:table-cell>
          <table:table-cell office:value-type="string">
            <text:p>Resistors_SMD:R_0805_HandSoldering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21]*[.C21])*[.G21]" office:value-type="float" office:value="0.14653333333332">
            <text:p>0.14653</text:p>
          </table:table-cell>
          <table:table-cell table:number-columns-repeated="1015"/>
        </table:table-row>
        <table:table-row table:style-name="ro2">
          <table:table-cell office:value-type="string">
            <text:p>R301 R302 R303 </text:p>
          </table:table-cell>
          <table:table-cell office:value-type="float" office:value="3">
            <text:p>3</text:p>
          </table:table-cell>
          <table:table-cell office:value-type="float" office:value="0.03663333333333">
            <text:p>0.03663</text:p>
          </table:table-cell>
          <table:table-cell office:value-type="string">
            <text:p>1kΩ</text:p>
          </table:table-cell>
          <table:table-cell office:value-type="string">
            <text:p>Resistors_SMD:R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22]*[.C22])*[.G22]" office:value-type="float" office:value="0.10989999999999">
            <text:p>0.10990</text:p>
          </table:table-cell>
          <table:table-cell table:number-columns-repeated="1015"/>
        </table:table-row>
        <table:table-row table:style-name="ro2">
          <table:table-cell office:value-type="string">
            <text:p>R401 R402 R403 R407 R408 R409 </text:p>
          </table:table-cell>
          <table:table-cell office:value-type="float" office:value="6">
            <text:p>6</text:p>
          </table:table-cell>
          <table:table-cell office:value-type="float" office:value="0.03663333333333">
            <text:p>0.03663</text:p>
          </table:table-cell>
          <table:table-cell office:value-type="string">
            <text:p>0kΩ</text:p>
          </table:table-cell>
          <table:table-cell office:value-type="string">
            <text:p>Resistors_SMD:R_08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([.B23]*[.C23])*[.G23]" office:value-type="float" office:value="0.21979999999998">
            <text:p>0.21980</text:p>
          </table:table-cell>
          <table:table-cell table:number-columns-repeated="1015"/>
        </table:table-row>
        <table:table-row table:style-name="ro2">
          <table:table-cell office:value-type="string">
            <text:p>REL101, REL102, REL103 </text:p>
          </table:table-cell>
          <table:table-cell office:value-type="float" office:value="3">
            <text:p>3</text:p>
          </table:table-cell>
          <table:table-cell office:value-type="float" office:value="2.14">
            <text:p>2.14000</text:p>
          </table:table-cell>
          <table:table-cell office:value-type="string">
            <text:p>Relay_UG</text:p>
          </table:table-cell>
          <table:table-cell office:value-type="string">
            <text:p>tl2c-footprint:JW1AFSN-12-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W1AFSN-12-F</text:p>
          </table:table-cell>
          <table:table-cell table:style-name="ce3" table:formula="of:=([.B24]*[.C24])*[.G24]" office:value-type="float" office:value="6.42">
            <text:p>6.42000</text:p>
          </table:table-cell>
          <table:table-cell office:value-type="string">
            <text:p>504961 - 62</text:p>
          </table:table-cell>
          <table:table-cell table:number-columns-repeated="1014"/>
        </table:table-row>
        <table:table-row table:style-name="ro2">
          <table:table-cell office:value-type="string">
            <text:p>SW101 </text:p>
          </table:table-cell>
          <table:table-cell office:value-type="float" office:value="1">
            <text:p>1</text:p>
          </table:table-cell>
          <table:table-cell office:value-type="float" office:value="0.1552">
            <text:p>0.15520</text:p>
          </table:table-cell>
          <table:table-cell office:value-type="string">
            <text:p>TL3315NF160Q</text:p>
          </table:table-cell>
          <table:table-cell office:value-type="string">
            <text:p>tl2c-footprint:TACTILE_FSM2JSMAA</text:p>
          </table:table-cell>
          <table:table-cell/>
          <table:table-cell office:value-type="float" office:value="1.19">
            <text:p>1.19</text:p>
          </table:table-cell>
          <table:table-cell/>
          <table:table-cell table:style-name="ce3" table:formula="of:=([.B25]*[.C25])*[.G25]" office:value-type="float" office:value="0.184688">
            <text:p>0.18469</text:p>
          </table:table-cell>
          <table:table-cell table:number-columns-repeated="1015"/>
        </table:table-row>
        <table:table-row table:style-name="ro2">
          <table:table-cell office:value-type="string">
            <text:p>U201 </text:p>
          </table:table-cell>
          <table:table-cell office:value-type="float" office:value="1">
            <text:p>1</text:p>
          </table:table-cell>
          <table:table-cell office:value-type="float" office:value="0.88">
            <text:p>0.88000</text:p>
          </table:table-cell>
          <table:table-cell office:value-type="string">
            <text:p>LF120ABDT-TR</text:p>
          </table:table-cell>
          <table:table-cell office:value-type="string">
            <text:p>tl2c-footprint:LF120ABDT-T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F120ABDT-TR</text:p>
          </table:table-cell>
          <table:table-cell table:style-name="ce3" table:formula="of:=([.B26]*[.C26])*[.G26]" office:value-type="float" office:value="0.88">
            <text:p>0.88000</text:p>
          </table:table-cell>
          <table:table-cell office:value-type="string">
            <text:p>1185937 - 62</text:p>
          </table:table-cell>
          <table:table-cell office:value-type="string">
            <text:p>497-8330-1-ND</text:p>
          </table:table-cell>
          <table:table-cell table:number-columns-repeated="1013"/>
        </table:table-row>
        <table:table-row table:style-name="ro2">
          <table:table-cell office:value-type="string">
            <text:p>U202 </text:p>
          </table:table-cell>
          <table:table-cell office:value-type="float" office:value="1">
            <text:p>1</text:p>
          </table:table-cell>
          <table:table-cell office:value-type="float" office:value="1.38">
            <text:p>1.38000</text:p>
          </table:table-cell>
          <table:table-cell office:value-type="string">
            <text:p>TPS70933</text:p>
          </table:table-cell>
          <table:table-cell office:value-type="string">
            <text:p>tl2c-footprint:TPS70933DBV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PS70933DBVR</text:p>
          </table:table-cell>
          <table:table-cell table:style-name="ce3" table:formula="of:=([.B27]*[.C27])*[.G27]" office:value-type="float" office:value="1.38">
            <text:p>1.38000</text:p>
          </table:table-cell>
          <table:table-cell office:value-type="string">
            <text:p>1261694 - 62</text:p>
          </table:table-cell>
          <table:table-cell office:value-type="string">
            <text:p>296-35483-1-ND</text:p>
          </table:table-cell>
          <table:table-cell table:number-columns-repeated="1013"/>
        </table:table-row>
        <table:table-row table:style-name="ro2">
          <table:table-cell office:value-type="string">
            <text:p>240VAC Board</text:p>
          </table:table-cell>
          <table:table-cell table:formula="of:=1/3" office:value-type="float" office:value="0.333333333333333">
            <text:p>0.3333333333</text:p>
          </table:table-cell>
          <table:table-cell office:value-type="float" office:value="45.75">
            <text:p>45.7500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3" table:formula="of:=([.B28]*[.C28])*[.G28]" office:value-type="float" office:value="15.25">
            <text:p>15.25000</text:p>
          </table:table-cell>
          <table:table-cell table:number-columns-repeated="1015"/>
        </table:table-row>
        <table:table-row table:style-name="ro2">
          <table:table-cell office:value-type="string">
            <text:p>Control Board</text:p>
          </table:table-cell>
          <table:table-cell table:formula="of:=1/3" office:value-type="float" office:value="0.333333333333333">
            <text:p>0.3333333333</text:p>
          </table:table-cell>
          <table:table-cell office:value-type="float" office:value="59.5">
            <text:p>59.5000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3" table:formula="of:=([.B29]*[.C29])*[.G29]" office:value-type="float" office:value="19.8333333333333">
            <text:p>19.83333</text:p>
          </table:table-cell>
          <table:table-cell table:number-columns-repeated="1015"/>
        </table:table-row>
        <table:table-row table:style-name="ro2">
          <table:table-cell office:value-type="string">
            <text:p>Enclosure</text:p>
          </table:table-cell>
          <table:table-cell office:value-type="float" office:value="1">
            <text:p>1</text:p>
          </table:table-cell>
          <table:table-cell office:value-type="float" office:value="4.75">
            <text:p>4.7500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3" table:formula="of:=([.B30]*[.C30])*[.G30]" office:value-type="float" office:value="4.75">
            <text:p>4.75000</text:p>
          </table:table-cell>
          <table:table-cell table:number-columns-repeated="1015"/>
        </table:table-row>
        <table:table-row table:style-name="ro2">
          <table:table-cell office:value-type="string">
            <text:p>RJ45</text:p>
          </table:table-cell>
          <table:table-cell office:value-type="float" office:value="1">
            <text:p>1</text:p>
          </table:table-cell>
          <table:table-cell office:value-type="float" office:value="1.24">
            <text:p>1.24000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3" table:formula="of:=([.B31]*[.C31])*[.G31]" office:value-type="float" office:value="2.48">
            <text:p>2.48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4" table:formula="of:=SUM([.I2:.I31])" office:value-type="float" office:value="56.9382818283795">
            <text:p>56.94</text:p>
          </table:table-cell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1/14/2018</text:date>, <text:time>21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21:39:30</dc:date>
    <dc:creator>Steve Mayze</dc:creator>
    <meta:generator>OpenOffice/4.1.4$Unix OpenOffice.org_project/414m5$Build-9788</meta:generator>
    <meta:editing-duration>PT1H8M10S</meta:editing-duration>
    <meta:editing-cycles>3</meta:editing-cycles>
    <meta:document-statistic meta:table-count="1" meta:cell-count="238" meta:object-count="0"/>
  </office:meta>
</office:document-meta>
</file>